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Condensed" svg:font-family="'DejaVu Sans Condensed'"/>
    <style:font-face style:name="宋体1" svg:font-family="宋体"/>
    <style:font-face style:name="宋体" svg:font-family="宋体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13.84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6.754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13.1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c0c0c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fo:background-color="#c0c0c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02cm solid #000000" fo:background-color="#c0c0c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ccff"/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ce10" style:family="table-cell" style:parent-style-name="Default" style:data-style-name="N0">
      <style:text-properties fo:color="#5c8526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order-bottom="0.002cm solid #000000" fo:background-color="#c0c0c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ext-properties style:font-name="宋体" style:font-name-asian="宋体1" style:font-name-complex="宋体1"/>
    </style:style>
    <style:style style:name="ce16" style:family="table-cell" style:parent-style-name="Default" style:data-style-name="N0">
      <style:table-cell-properties fo:background-color="#00dcff"/>
    </style:style>
    <style:style style:name="ce17" style:family="table-cell" style:parent-style-name="Default" style:data-style-name="N0">
      <style:table-cell-properties fo:background-color="#00dcff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style:font-name="DejaVu Sans Condensed" style:font-name-asian="DejaVu Sans Condensed" style:font-name-complex="DejaVu Sans Condensed"/>
    </style:style>
    <style:style style:name="T2" style:family="text"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ui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number-columns-repeated="2"/>
          <table:table-cell table:style-name="ce1" office:value-type="string">
            <text:p>说明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&lt;loop&gt;</text:p>
          </table:table-cell>
          <table:table-cell table:style-name="ce8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9" office:value-type="string">
            <text:p>end</text:p>
          </table:table-cell>
          <table:table-cell table:style-name="ce9"/>
          <table:table-cell office:value-type="string">
            <text:p>int/expression</text:p>
          </table:table-cell>
          <table:table-cell table:style-name="ce4" office:value-type="string">
            <text:p>循环结束计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art</text:p>
          </table:table-cell>
          <table:table-cell table:style-name="ce13" office:value-type="float" office:value="0">
            <text:p>0</text:p>
          </table:table-cell>
          <table:table-cell office:value-type="string">
            <text:p>int/expression</text:p>
          </table:table-cell>
          <table:table-cell office:value-type="string">
            <text:p>循环开始计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ep</text:p>
          </table:table-cell>
          <table:table-cell table:style-name="ce13" office:value-type="float" office:value="1">
            <text:p>1</text:p>
          </table:table-cell>
          <table:table-cell office:value-type="string">
            <text:p>int/expression</text:p>
          </table:table-cell>
          <table:table-cell office:value-type="string">
            <text:p>步长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</text:p>
          </table:table-cell>
          <table:table-cell office:value-type="string">
            <text:p>auto</text:p>
          </table:table-cell>
          <table:table-cell office:value-type="string">
            <text:p>text/expression</text:p>
          </table:table-cell>
          <table:table-cell office:value-type="string">
            <text:p>记录循环数的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foreach&gt;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11" office:value-type="string">
            <text:p>for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用于遍历的变量(array,Iterator对象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tem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元素的变量名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key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元素的键名/下标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tem.ref</text:p>
          </table:table-cell>
          <table:table-cell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按引用取得元素值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foreach:els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无属性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includ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file/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文件名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s</text:p>
          </table:table-cell>
          <table:table-cell table:style-name="ce14"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是否继承父模板的变量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.XXXX</text:p>
          </table:table-cell>
          <table:table-cell table:style-name="ce14"/>
          <table:table-cell office:value-type="string">
            <text:p>expression</text:p>
          </table:table-cell>
          <table:table-cell office:value-type="string">
            <text:p>继承父模板的变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if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else&gt;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office:value-type="string">
            <text:p>别名：</text:p>
            <text:p><text:span text:style-name="T1">if:else</text:span></text:p>
          </table:table-cell>
          <table:table-cell table:style-name="ce10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（此属性不是必须的，存在此属性时作为else if；否则作为 else）</text:p>
          </table:table-cell>
          <table:table-cell table:number-columns-repeated="1019"/>
        </table:table-row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&lt;end&gt;</text:p>
          </table:table-cell>
          <table:table-cell table:style-name="ce3" table:number-columns-repeated="4"/>
          <table:table-cell table:number-columns-repeated="1019"/>
        </table:table-row>
        <table:table-row table:style-name="ro4">
          <table:table-cell office:value-type="string">
            <text:p>别名：</text:p>
            <text:p><text:span text:style-name="T1">if:end</text:span></text:p>
            <text:p><text:span text:style-name="T1">loop:end</text:span></text:p>
            <text:p><text:span text:style-name="T1">foreach:end</text:span></text:p>
            <text:p><text:span text:style-name="T1">while:end</text:span></text:p>
            <text:p><text:span text:style-name="T1">do:end</text:span></text:p>
          </table:table-cell>
          <table:table-cell table:number-columns-repeated="3"/>
          <table:table-cell office:value-type="string">
            <text:p>无属性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break&gt;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/>
          <table:table-cell table:style-name="ce10" office:value-type="string">
            <text:p>level</text:p>
          </table:table-cell>
          <table:table-cell table:style-name="ce13" office:value-type="float" office:value="0">
            <text:p>0</text:p>
          </table:table-cell>
          <table:table-cell office:value-type="string">
            <text:p>int</text:p>
          </table:table-cell>
          <table:table-cell office:value-type="string">
            <text:p>break <text:span text:style-name="T2">的嵌套层次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continue&gt;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/>
          <table:table-cell table:style-name="ce10" office:value-type="string">
            <text:p>level</text:p>
          </table:table-cell>
          <table:table-cell table:style-name="ce13" office:value-type="float" office:value="0">
            <text:p>0</text:p>
          </table:table-cell>
          <table:table-cell office:value-type="string">
            <text:p>int</text:p>
          </table:table-cell>
          <table:table-cell office:value-type="string">
            <text:p>continue <text:span text:style-name="T2">的嵌套层次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whil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table:style-name="ce15" office:value-type="string">
            <text:p>条件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do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cript&gt;</text:p>
          </table:table-cell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0" office:value-type="string">
            <text:p>type</text:p>
          </table:table-cell>
          <table:table-cell office:value-type="string">
            <text:p>text/javascript</text:p>
          </table:table-cell>
          <table:table-cell office:value-type="string">
            <text:p>text</text:p>
          </table:table-cell>
          <table:table-cell office:value-type="string">
            <text:p>脚本类型：</text:p>
            <text:p><text:span text:style-name="T1">text/javascript</text:span></text:p>
            <text:p><text:span text:style-name="T1">text/php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ubtemplate&gt;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office:value-type="string">
            <text:p>别名：</text:p>
            <text:p><text:span text:style-name="T1">subtemplate:define</text:span></text:p>
          </table:table-cell>
          <table:table-cell table:style-name="ce11" office:value-type="string">
            <text:p>name/default</text:p>
          </table:table-cell>
          <table:table-cell/>
          <table:table-cell office:value-type="string">
            <text:p>text/expression</text:p>
          </table:table-cell>
          <table:table-cell office:value-type="string">
            <text:p>子模板名称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ubtemplate:call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name/default</text:p>
          </table:table-cell>
          <table:table-cell/>
          <table:table-cell office:value-type="string">
            <text:p>text/expression</text:p>
          </table:table-cell>
          <table:table-cell office:value-type="string">
            <text:p>子模板名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s</text:p>
          </table:table-cell>
          <table:table-cell table:style-name="ce14" office:value-type="string">
            <text:p>false</text:p>
          </table:table-cell>
          <table:table-cell office:value-type="string">
            <text:p>bool</text:p>
          </table:table-cell>
          <table:table-cell office:value-type="string">
            <text:p>是否继承父模板的变量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.XXXX</text:p>
          </table:table-cell>
          <table:table-cell table:style-name="ce14"/>
          <table:table-cell office:value-type="string">
            <text:p>expression</text:p>
          </table:table-cell>
          <table:table-cell office:value-type="string">
            <text:p>继承父模板的变量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vc" table:style-name="ta2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number-columns-repeated="2"/>
          <table:table-cell table:style-name="ce1" office:value-type="string">
            <text:p>说明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6" office:value-type="string">
            <text:p>&lt;view&gt;</text:p>
          </table:table-cell>
          <table:table-cell table:style-name="ce17" table:number-columns-repeated="2"/>
          <table:table-cell table:style-name="ce16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names</text:p>
          </table:table-cell>
          <table:table-cell table:style-name="ce10"/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asses</text:p>
          </table:table-cell>
          <table:table-cell table:style-name="ce10"/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or</text:p>
          </table:table-cell>
          <table:table-cell office:value-type="string">
            <text:p>$theController-&gt;mainView()</text:p>
          </table:table-cell>
          <table:table-cell office:value-type="string">
            <text:p>expresstion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2">
        <table:table-column table:style-name="co7" table:default-cell-style-name="ce5"/>
        <table:table-column table:style-name="co5" table:number-columns-repeated="1023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" svg:font-family="'DejaVu Sans Condensed'"/>
    <style:font-face style:name="宋体1" svg:font-family="宋体"/>
    <style:font-face style:name="宋体" svg:font-family="宋体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5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DejaVu Sans Condensed" fo:font-size="11pt" style:font-name-asian="DejaVu Sans Condensed" style:font-size-asian="11pt" style:font-name-complex="DejaVu Sans Condensed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2011／06／06</text:date>, <text:time>22:50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lee </meta:initial-creator>
    <dc:creator>alee </dc:creator>
    <meta:creation-date>2011-05-16T11:11:30Z</meta:creation-date>
    <dc:date>2011-06-06T22:50:45</dc:date>
    <meta:editing-cycles>58</meta:editing-cycles>
    <meta:editing-duration>PT05H37M17S</meta:editing-duration>
    <meta:document-statistic meta:table-count="3" meta:cell-count="123" meta:object-count="0"/>
  </office:meta>
</office:document-meta>
</file>